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none" style:text-line-through-type="none"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13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5-06T18:50:07.058" calcext:value-type="date">
            <text:p>6 mai 2026 - 18:50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1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27" table:number-columns-repeated="2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</text:p>
          </table:table-cell>
          <table:table-cell table:style-name="ce65"/>
          <table:table-cell table:style-name="ce65" office:value-type="string" calcext:value-type="string">
            <text:p>transactions_tab (formerly « transactions_list »)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9" office:value-type="string" calcext:value-type="string">
            <text:p>8.9.3</text:p>
          </table:table-cell>
          <table:table-cell table:style-name="ce65"/>
          <table:table-cell table:style-name="ce115" office:value-type="string" calcext:value-type="string">
            <text:p>transactions_breakdown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9.4</text:p>
          </table:table-cell>
          <table:table-cell table:style-name="ce65"/>
          <table:table-cell table:style-name="ce59" office:value-type="string" calcext:value-type="string">
            <text:p>transactions_breakdown_full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2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 style:data-style-name="N2" text:time-value="18:45:40.655030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5-06T18:50:11.998416593</dc:date>
    <meta:editing-duration>P2DT19H1M52S</meta:editing-duration>
    <meta:editing-cycles>157</meta:editing-cycles>
    <meta:generator>LibreOffice/26.2.2.2$Linux_X86_64 LibreOffice_project/620$Build-2</meta:generator>
    <meta:print-date>2026-05-06T18:48:12.121260502</meta:print-date>
    <meta:printed-by>Fichiers PDF</meta:printed-by>
    <meta:document-statistic meta:table-count="1" meta:cell-count="462" meta:object-count="0"/>
    <meta:user-defined meta:name="qrichtext">1</meta:user-defined>
  </office:meta>
</office:document-meta>
</file>